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fa187" officeooo:paragraph-rsid="001fa187" style:font-size-asian="15pt" style:font-size-complex="15pt"/>
    </style:style>
    <style:style style:name="P2" style:family="paragraph" style:parent-style-name="Standard">
      <style:text-properties officeooo:rsid="001fa187" officeooo:paragraph-rsid="001fa187"/>
    </style:style>
    <style:style style:name="P3" style:family="paragraph" style:parent-style-name="Standard">
      <style:text-properties officeooo:rsid="002c1980" officeooo:paragraph-rsid="002c1980"/>
    </style:style>
    <style:style style:name="P4" style:family="paragraph" style:parent-style-name="Standard">
      <style:text-properties officeooo:rsid="0021eae0" officeooo:paragraph-rsid="0021eae0"/>
    </style:style>
    <style:style style:name="P5" style:family="paragraph" style:parent-style-name="Standard">
      <style:text-properties officeooo:rsid="00340d9d" officeooo:paragraph-rsid="00340d9d"/>
    </style:style>
    <style:style style:name="P6" style:family="paragraph" style:parent-style-name="Standard">
      <style:text-properties officeooo:rsid="00377f3e" officeooo:paragraph-rsid="00377f3e"/>
    </style:style>
    <style:style style:name="P7" style:family="paragraph" style:parent-style-name="Standard">
      <style:text-properties officeooo:rsid="00213c8a" officeooo:paragraph-rsid="003a856f"/>
    </style:style>
    <style:style style:name="P8" style:family="paragraph" style:parent-style-name="Standard">
      <style:text-properties officeooo:rsid="001fa187" officeooo:paragraph-rsid="003a856f"/>
    </style:style>
    <style:style style:name="P9" style:family="paragraph" style:parent-style-name="Standard">
      <style:text-properties officeooo:rsid="00237465" officeooo:paragraph-rsid="00237465"/>
    </style:style>
    <style:style style:name="P10" style:family="paragraph" style:parent-style-name="Standard">
      <style:text-properties officeooo:rsid="00213c8a" officeooo:paragraph-rsid="00237465"/>
    </style:style>
    <style:style style:name="P11" style:family="paragraph" style:parent-style-name="Standard">
      <style:text-properties officeooo:rsid="001fa187" officeooo:paragraph-rsid="00237465"/>
    </style:style>
    <style:style style:name="P12" style:family="paragraph" style:parent-style-name="Standard">
      <style:text-properties officeooo:rsid="0031cdc4" officeooo:paragraph-rsid="0031cdc4"/>
    </style:style>
    <style:style style:name="P13" style:family="paragraph" style:parent-style-name="Standard">
      <style:text-properties officeooo:rsid="0031cdc4" officeooo:paragraph-rsid="003277a8"/>
    </style:style>
    <style:style style:name="P14" style:family="paragraph" style:parent-style-name="Standard">
      <style:text-properties officeooo:rsid="0031cdc4" officeooo:paragraph-rsid="0033123d"/>
    </style:style>
    <style:style style:name="P15" style:family="paragraph" style:parent-style-name="Standard">
      <style:text-properties officeooo:rsid="00262e32" officeooo:paragraph-rsid="00262e32"/>
    </style:style>
    <style:style style:name="P16" style:family="paragraph" style:parent-style-name="Standard">
      <style:text-properties officeooo:rsid="00288d37" officeooo:paragraph-rsid="00288d37"/>
    </style:style>
    <style:style style:name="P17" style:family="paragraph" style:parent-style-name="Standard">
      <style:text-properties officeooo:rsid="002a2163" officeooo:paragraph-rsid="002a2163"/>
    </style:style>
    <style:style style:name="T1" style:family="text">
      <style:text-properties officeooo:rsid="003caf81"/>
    </style:style>
    <style:style style:name="T2" style:family="text">
      <style:text-properties officeooo:rsid="003946f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245ca4"/>
    </style:style>
    <style:style style:name="T5" style:family="text">
      <style:text-properties officeooo:rsid="003cccce"/>
    </style:style>
    <style:style style:name="T6" style:family="text">
      <style:text-properties officeooo:rsid="003bd756"/>
    </style:style>
    <style:style style:name="T7" style:family="text">
      <style:text-properties officeooo:rsid="0032693e"/>
    </style:style>
    <style:style style:name="T8" style:family="text">
      <style:text-properties officeooo:rsid="003277a8"/>
    </style:style>
    <style:style style:name="T9" style:family="text">
      <style:text-properties officeooo:rsid="0033123d"/>
    </style:style>
    <style:style style:name="T10" style:family="text">
      <style:text-properties officeooo:rsid="0027811d"/>
    </style:style>
    <style:style style:name="T11" style:family="text">
      <style:text-properties officeooo:rsid="002c1980"/>
    </style:style>
    <style:style style:name="T12" style:family="text">
      <style:text-properties officeooo:rsid="002d07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T2 Redes</text:p>
      <text:p text:style-name="P2"/>
      <text:p text:style-name="P3">Membros:</text:p>
      <text:p text:style-name="P3"><text:tab/>João Eduardo Zangari Ambrosio – GRR20232344</text:p>
      <text:p text:style-name="P3"><text:tab/>Athos …</text:p>
      <text:p text:style-name="P3"/>
      <text:p text:style-name="P4">O trabalho foi feito em Java </text:p>
      <text:p text:style-name="P4">Se trata da implementação de um jogo de Copas (Black Lady) em uma rede de topologia de Anel descentralizada <text:span text:style-name="T1">de 4 nodos</text:span></text:p>
      <text:p text:style-name="P5">Regras do jogo em inglês : <text:a xlink:type="simple" xlink:href="https://en.wikipedia.org/wiki/Black_Lady" text:style-name="Internet_20_link" text:visited-style-name="Visited_20_Internet_20_Link">https://en.wikipedia.org/wiki/Black_Lady</text:a></text:p>
      <text:p text:style-name="P6">Variação escolhida: <text:span text:style-name="T2">C</text:span>ulbertson's rules (1950)</text:p>
      <text:p text:style-name="P7"/>
      <text:p text:style-name="P7">Comunicação:</text:p>
      <text:p text:style-name="P8"><text:tab/>Comunicação usando Datagram Sockets</text:p>
      <text:p text:style-name="P8"/>
      <text:p text:style-name="P9"><text:span text:style-name="T3">Escolhas feitas</text:span></text:p>
      <text:p text:style-name="P10">Protocolo </text:p>
      <text:p text:style-name="P11"><text:tab/><text:span text:style-name="T4">Mensagens em Strings</text:span></text:p>
      <text:p text:style-name="P11"><text:tab/><text:span text:style-name="T5">Formato : </text:span><text:span text:style-name="T4">[SRC-ID] / [DEST-ID] / [CONTENT]</text:span></text:p>
      <text:p text:style-name="P12">Tipos de Mensagens</text:p>
      <text:p text:style-name="P12"><text:tab/>HELLO – Nodos mandam ao dealer no começo do jogo</text:p>
      <text:p text:style-name="P12"><text:tab/>IDASSIGN – ID de nodo, possui char de validação no final para evitar IDs iguais entre nodos, <text:span text:style-name="T6">se for válido nodo seta seu ID ao dest da mensagem</text:span></text:p>
      <text:p text:style-name="P12"><text:tab/>START – Ínicio do jogo</text:p>
      <text:p text:style-name="P12"><text:tab/>BATON – Bastão, possui char de validação</text:p>
      <text:p text:style-name="P13"><text:tab/>CARD – Mensagem de Carta, ranque e naipe são representados em 1 ou 2 letras (e.g <text:span text:style-name="T7">Rei de Espadas = KS)</text:span></text:p>
      <text:p text:style-name="P13"><text:tab/><text:span text:style-name="T8">POINTS – Player que receber conta pontos na mesa e adiciona a seu contador</text:span></text:p>
      <text:p text:style-name="P14"><text:tab/><text:span text:style-name="T8">ROUNDBEGIN – Avisa que round começou</text:span></text:p>
      <text:p text:style-name="P14"><text:tab/><text:span text:style-name="T9">ROUNDEND – Avisa que round acabou</text:span></text:p>
      <text:p text:style-name="P14"><text:tab/><text:span text:style-name="T9">END – Finaliza jogo</text:span> </text:p>
      <text:p text:style-name="P12"/>
      <text:p text:style-name="P15">Para iniciaizacao necessita que 3 maquinas comecem como player comum e 1 como dealer</text:p>
      <text:p text:style-name="P15">No inicio dealer passa IDs de cada nodo a partir de mensagem IDASSIGN </text:p>
      <text:p text:style-name="P15">Dealer cria cartas e passa para outros nodos <text:span text:style-name="T10">suas mãos</text:span></text:p>
      <text:p text:style-name="P16">Dealer sempre começa o round e joga sua carta, a partir dessa carta é definido o naipe do round</text:p>
      <text:p text:style-name="P17">Nodo que pe<text:span text:style-name="T11">rde </text:span><text:span text:style-name="T12">o round vira dealer e começa próximo round</text:span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9T10:23:07.397377020</meta:creation-date>
    <dc:date>2025-05-29T11:13:38.168961824</dc:date>
    <meta:editing-duration>PT50M19S</meta:editing-duration>
    <meta:editing-cycles>31</meta:editing-cycles>
    <meta:generator>LibreOffice/25.2.3.2$Linux_X86_64 LibreOffice_project/520$Build-2</meta:generator>
    <meta:document-statistic meta:table-count="0" meta:image-count="0" meta:object-count="0" meta:page-count="1" meta:paragraph-count="29" meta:word-count="231" meta:character-count="1378" meta:non-whitespace-character-count="1148"/>
  </office:meta>
</office:document-meta>
</file>